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1.2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2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3"/>
          <table:table-cell table:style-name="ce3" office:value-type="string" calcext:value-type="string" table:number-columns-spanned="7" table:number-rows-spanned="1">
            <text:p>Portefeuille</text:p>
          </table:table-cell>
          <table:covered-table-cell table:number-columns-repeated="6" table:style-name="Default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Benefic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ction 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ion 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1 – p = prix de la colonne – prix de la lign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2 – b = bénéfice de la colonne p sur la ligne précédente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4" office:value-type="string" calcext:value-type="string">
            <text:p>3 − si benef ligne en cours + b &gt; bénéf de la ligne précédente (col en cours) −&gt; on rempla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3 − sinon, val la plus haute entre la ligne et la colonne en cours</text:p>
          </table:table-cell>
          <table:table-cell table:number-columns-repeated="1012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1:26:07.475347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9:35:18.723556652</meta:creation-date>
    <meta:generator>LibreOffice/7.2.5.2.0$Linux_X86_64 LibreOffice_project/20$Build-2</meta:generator>
    <dc:date>2022-03-12T00:23:34.460386306</dc:date>
    <meta:editing-duration>P1DT1H7M2S</meta:editing-duration>
    <meta:editing-cycles>3</meta:editing-cycles>
    <meta:document-statistic meta:table-count="1" meta:cell-count="84" meta:object-count="0"/>
  </office:meta>
</office:document-meta>
</file>